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200%" fo:text-indent="0in" style:auto-text-indent="false"/>
      <style:text-properties style:font-name="Times New Roman" fo:font-size="12pt" officeooo:paragraph-rsid="000c247d" fo:background-color="#ffffff" style:font-size-asian="12pt" style:font-size-complex="12pt"/>
    </style:style>
    <style:style style:name="P2" style:family="paragraph" style:parent-style-name="Standard">
      <style:paragraph-properties fo:margin-left="0in" fo:margin-right="0in" fo:margin-top="0in" fo:margin-bottom="0in" style:contextual-spacing="false" fo:line-height="200%" fo:text-indent="0in" style:auto-text-indent="false"/>
      <style:text-properties fo:font-variant="normal" fo:text-transform="none" fo:color="#000000" style:font-name="Times New Roman1" fo:font-size="12pt" fo:letter-spacing="normal" fo:font-style="normal" fo:font-weight="normal" officeooo:rsid="000c247d" officeooo:paragraph-rsid="000c247d" fo:background-color="#ffffff" style:font-size-asian="12pt" style:font-weight-asian="normal" style:font-size-complex="12pt" style:font-weight-complex="normal"/>
    </style:style>
    <style:style style:name="P3" style:family="paragraph" style:parent-style-name="Standard">
      <style:paragraph-properties fo:margin-left="0in" fo:margin-right="0in" fo:margin-top="0in" fo:margin-bottom="0in" style:contextual-spacing="false" fo:line-height="200%" fo:text-indent="0in" style:auto-text-indent="false"/>
      <style:text-properties fo:font-variant="normal" fo:text-transform="none" fo:color="#000000" style:font-name="Times New Roman1" fo:font-size="12pt" fo:letter-spacing="normal" fo:font-style="normal" fo:font-weight="normal" officeooo:rsid="000ade9c" officeooo:paragraph-rsid="000ade9c" fo:background-color="#ffffff" style:font-size-asian="12pt" style:font-weight-asian="normal" style:font-size-complex="12pt" style:font-weight-complex="normal"/>
    </style:style>
    <style:style style:name="P4" style:family="paragraph" style:parent-style-name="Standard">
      <style:paragraph-properties fo:margin-left="0in" fo:margin-right="0in" fo:margin-top="0in" fo:margin-bottom="0in" style:contextual-spacing="false" fo:line-height="200%" fo:text-indent="0in" style:auto-text-indent="false"/>
      <style:text-properties fo:font-variant="normal" fo:text-transform="none" fo:color="#000000" style:font-name="Times New Roman1" fo:font-size="12pt" fo:letter-spacing="normal" fo:font-style="normal" fo:font-weight="normal" fo:background-color="#ffffff" style:font-size-asian="12pt" style:font-weight-asian="normal" style:font-size-complex="12pt" style:font-weight-complex="normal"/>
    </style:style>
    <style:style style:name="P5" style:family="paragraph" style:parent-style-name="Standard">
      <style:paragraph-properties fo:margin-left="0in" fo:margin-right="0in" fo:margin-top="0in" fo:margin-bottom="0in" style:contextual-spacing="false" fo:line-height="200%" fo:text-indent="0in" style:auto-text-indent="false"/>
      <style:text-properties fo:font-variant="normal" fo:text-transform="none" fo:color="#000000" style:font-name="Times New Roman1" fo:font-size="12pt" fo:letter-spacing="normal" fo:font-style="normal" fo:font-weight="normal" officeooo:rsid="000c4b4c" fo:background-color="#ffffff" style:font-size-asian="12pt" style:font-weight-asian="normal" style:font-size-complex="12pt" style:font-weight-complex="normal"/>
    </style:style>
    <style:style style:name="P6" style:family="paragraph" style:parent-style-name="Standard">
      <style:paragraph-properties fo:margin-left="0in" fo:margin-right="0in" fo:margin-top="0in" fo:margin-bottom="0in" style:contextual-spacing="false" fo:line-height="200%" fo:text-indent="0in" style:auto-text-indent="false"/>
      <style:text-properties fo:font-variant="normal" fo:text-transform="none" fo:color="#000000" style:font-name="Times New Roman1" fo:font-size="12pt" fo:letter-spacing="normal" fo:font-style="normal" fo:font-weight="normal" officeooo:rsid="000c4b4c" officeooo:paragraph-rsid="0005dcf9" fo:background-color="#ffffff" style:font-size-asian="12pt" style:font-weight-asian="normal" style:font-size-complex="12pt" style:font-weight-complex="normal"/>
    </style:style>
    <style:style style:name="P7" style:family="paragraph" style:parent-style-name="Standard">
      <style:paragraph-properties fo:margin-left="0in" fo:margin-right="0in" fo:margin-top="0in" fo:margin-bottom="0in" style:contextual-spacing="false" fo:line-height="200%" fo:text-indent="0in" style:auto-text-indent="false"/>
      <style:text-properties fo:font-variant="normal" fo:text-transform="none" fo:color="#000000" style:font-name="Times New Roman1" fo:font-size="12pt" fo:letter-spacing="normal" fo:font-style="normal" fo:font-weight="normal" officeooo:rsid="000e4684" officeooo:paragraph-rsid="0005dcf9" fo:background-color="#ffffff" style:font-size-asian="12pt" style:font-weight-asian="normal" style:font-size-complex="12pt" style:font-weight-complex="normal"/>
    </style:style>
    <style:style style:name="P8" style:family="paragraph" style:parent-style-name="Standard">
      <style:paragraph-properties fo:margin-left="0in" fo:margin-right="0in" fo:margin-top="0in" fo:margin-bottom="0in" style:contextual-spacing="false" fo:line-height="200%" fo:text-indent="0in" style:auto-text-indent="false"/>
      <style:text-properties fo:color="#000000" style:font-name="Times New Roman1" fo:font-size="12pt" fo:font-weight="normal" officeooo:rsid="0005dcf9" officeooo:paragraph-rsid="0008df29" fo:background-color="#ffffff" style:font-size-asian="12pt" style:font-weight-asian="normal" style:font-size-complex="12pt" style:font-weight-complex="normal"/>
    </style:style>
    <style:style style:name="P9" style:family="paragraph" style:parent-style-name="Standard">
      <style:paragraph-properties fo:margin-left="0in" fo:margin-right="0in" fo:margin-top="0in" fo:margin-bottom="0in" style:contextual-spacing="false" fo:line-height="200%" fo:text-indent="0in" style:auto-text-indent="false"/>
      <style:text-properties fo:color="#000000" style:font-name="Times New Roman1" fo:font-size="12pt" fo:font-weight="normal" officeooo:rsid="0005dcf9" officeooo:paragraph-rsid="000ade9c" fo:background-color="#ffffff" style:font-size-asian="12pt" style:font-weight-asian="normal" style:font-size-complex="12pt" style:font-weight-complex="normal"/>
    </style:style>
    <style:style style:name="P10" style:family="paragraph" style:parent-style-name="Standard">
      <style:paragraph-properties fo:margin-left="0in" fo:margin-right="0in" fo:margin-top="0in" fo:margin-bottom="0in" style:contextual-spacing="false" fo:line-height="200%" fo:text-indent="0in" style:auto-text-indent="false"/>
      <style:text-properties fo:color="#000000" style:font-name="Times New Roman1" fo:font-size="12pt" fo:font-weight="normal" officeooo:rsid="0005dcf9" officeooo:paragraph-rsid="0005dcf9" fo:background-color="#ffffff" style:font-size-asian="12pt" style:font-weight-asian="normal" style:font-size-complex="12pt" style:font-weight-complex="normal"/>
    </style:style>
    <style:style style:name="P11" style:family="paragraph" style:parent-style-name="Standard">
      <style:paragraph-properties fo:margin-left="0in" fo:margin-right="0in" fo:margin-top="0in" fo:margin-bottom="0in" style:contextual-spacing="false" fo:line-height="200%" fo:text-indent="0in" style:auto-text-indent="false"/>
      <style:text-properties fo:color="#000000" style:font-name="Times New Roman1" fo:font-size="12pt" fo:font-weight="normal" officeooo:rsid="000c247d" officeooo:paragraph-rsid="000c247d" fo:background-color="#ffffff" style:font-size-asian="12pt" style:font-weight-asian="normal" style:font-size-complex="12pt" style:font-weight-complex="normal"/>
    </style:style>
    <style:style style:name="P12" style:family="paragraph" style:parent-style-name="Standard">
      <style:paragraph-properties fo:margin-left="0in" fo:margin-right="0in" fo:margin-top="0in" fo:margin-bottom="0in" style:contextual-spacing="false" fo:line-height="200%" fo:text-indent="0in" style:auto-text-indent="false"/>
      <style:text-properties fo:color="#000000" style:font-name="Times New Roman1" fo:font-size="12pt" fo:font-weight="normal" officeooo:rsid="000c4b4c" officeooo:paragraph-rsid="000c4b4c" fo:background-color="#ffffff" style:font-size-asian="12pt" style:font-weight-asian="normal" style:font-size-complex="12pt" style:font-weight-complex="normal"/>
    </style:style>
    <style:style style:name="P13" style:family="paragraph" style:parent-style-name="Standard">
      <style:paragraph-properties fo:margin-left="0in" fo:margin-right="0in" fo:margin-top="0in" fo:margin-bottom="0in" style:contextual-spacing="false" fo:line-height="200%" fo:text-indent="0in" style:auto-text-indent="false"/>
      <style:text-properties fo:color="#000000" style:font-name="Times New Roman1" fo:font-size="12pt" fo:font-weight="normal" fo:background-color="#ffffff" style:font-size-asian="12pt" style:font-weight-asian="normal" style:font-size-complex="12pt" style:font-weight-complex="normal"/>
    </style:style>
    <style:style style:name="P14" style:family="paragraph" style:parent-style-name="Standard">
      <style:paragraph-properties fo:margin-left="0in" fo:margin-right="0in" fo:margin-top="0in" fo:margin-bottom="0in" style:contextual-spacing="false" fo:line-height="200%" fo:text-indent="0in" style:auto-text-indent="false"/>
      <style:text-properties fo:color="#000000" style:font-name="Times New Roman1" fo:font-size="12pt" fo:font-weight="normal" officeooo:paragraph-rsid="00077b3f" fo:background-color="#ffffff" style:font-size-asian="12pt" style:font-weight-asian="normal" style:font-size-complex="12pt" style:font-weight-complex="normal"/>
    </style:style>
    <style:style style:name="P15" style:family="paragraph" style:parent-style-name="Standard">
      <style:paragraph-properties fo:margin-left="0in" fo:margin-right="0in" fo:margin-top="0in" fo:margin-bottom="0in" style:contextual-spacing="false" fo:line-height="200%" fo:text-indent="0in" style:auto-text-indent="false"/>
      <style:text-properties fo:color="#000000" style:font-name="Times New Roman1" fo:font-weight="normal" officeooo:paragraph-rsid="000c4b4c" style:font-weight-asian="normal" style:font-weight-complex="normal"/>
    </style:style>
    <style:style style:name="P16" style:family="paragraph" style:parent-style-name="Standard">
      <style:paragraph-properties fo:margin-left="0in" fo:margin-right="0in" fo:margin-top="0in" fo:margin-bottom="0in" style:contextual-spacing="false" fo:line-height="200%" fo:text-indent="0in" style:auto-text-indent="false"/>
      <style:text-properties officeooo:paragraph-rsid="000c247d"/>
    </style:style>
    <style:style style:name="P17" style:family="paragraph" style:parent-style-name="Standard">
      <style:paragraph-properties fo:margin-left="0in" fo:margin-right="0in" fo:margin-top="0in" fo:margin-bottom="0in" style:contextual-spacing="false" fo:line-height="200%" fo:text-indent="0in" style:auto-text-indent="false"/>
      <style:text-properties fo:color="#000000" style:font-name="Times New Roman1" fo:font-size="12pt" fo:font-weight="normal" officeooo:rsid="000ade9c" officeooo:paragraph-rsid="000ade9c" fo:background-color="#ffffff" style:font-size-asian="12pt" style:font-weight-asian="normal" style:font-size-complex="12pt" style:font-weight-complex="normal"/>
    </style:style>
    <style:style style:name="P18" style:family="paragraph" style:parent-style-name="Standard">
      <style:paragraph-properties fo:margin-left="0in" fo:margin-right="0in" fo:margin-top="0in" fo:margin-bottom="0in" style:contextual-spacing="false" fo:line-height="200%" fo:text-indent="0in" style:auto-text-indent="false"/>
      <style:text-properties fo:color="#000000" style:font-name="Times New Roman1" fo:font-size="12pt" fo:font-weight="normal" officeooo:rsid="001abab7" officeooo:paragraph-rsid="001abab7" fo:background-color="#ffffff" style:font-size-asian="12pt" style:font-weight-asian="normal" style:font-size-complex="12pt" style:font-weight-complex="normal"/>
    </style:style>
    <style:style style:name="P19" style:family="paragraph" style:parent-style-name="Standard">
      <style:paragraph-properties fo:margin-left="0in" fo:margin-right="0in" fo:margin-top="0in" fo:margin-bottom="0in" style:contextual-spacing="false" fo:line-height="200%" fo:text-align="center" style:justify-single-word="false" fo:text-indent="0in" style:auto-text-indent="false"/>
      <style:text-properties fo:color="#000000" style:font-name="Times New Roman1" fo:font-size="12pt" fo:font-weight="normal" officeooo:rsid="001abab7" officeooo:paragraph-rsid="001abab7" fo:background-color="#ffffff" style:font-size-asian="12pt" style:font-weight-asian="normal" style:font-size-complex="12pt" style:font-weight-complex="normal"/>
    </style:style>
    <style:style style:name="P20" style:family="paragraph" style:parent-style-name="Standard">
      <style:paragraph-properties fo:margin-left="0in" fo:margin-right="0in" fo:margin-top="0in" fo:margin-bottom="0in" style:contextual-spacing="false" fo:line-height="200%" fo:text-indent="0in" style:auto-text-indent="false"/>
      <style:text-properties fo:font-variant="normal" fo:text-transform="none" fo:color="#000000" style:font-name="Times New Roman1" fo:font-size="12pt" fo:letter-spacing="normal" fo:font-style="normal" fo:font-weight="normal" officeooo:rsid="000c4b4c" officeooo:paragraph-rsid="000c4b4c" fo:background-color="#ffffff" style:font-size-asian="12pt" style:font-weight-asian="normal" style:font-size-complex="12pt" style:font-weight-complex="normal"/>
    </style:style>
    <style:style style:name="P21" style:family="paragraph" style:parent-style-name="Standard">
      <style:paragraph-properties fo:margin-left="0in" fo:margin-right="0in" fo:margin-top="0in" fo:margin-bottom="0in" style:contextual-spacing="false" fo:line-height="200%" fo:text-indent="0in" style:auto-text-indent="false"/>
      <style:text-properties fo:font-variant="normal" fo:text-transform="none" fo:color="#000000" style:font-name="Times New Roman1" fo:font-size="12pt" fo:letter-spacing="normal" fo:font-style="normal" fo:font-weight="normal" fo:background-color="#ffffff" style:font-size-asian="12pt" style:font-weight-asian="normal" style:font-size-complex="12pt" style:font-weight-complex="normal"/>
    </style:style>
    <style:style style:name="T1" style:family="text">
      <style:text-properties fo:font-variant="normal" fo:text-transform="none" fo:color="#000000" style:text-line-through-style="none" style:font-name="Times New Roman1" fo:letter-spacing="normal" fo:font-style="normal" style:text-underline-style="none" fo:font-weight="normal" style:text-blinking="false" style:font-weight-asian="normal" style:font-weight-complex="normal"/>
    </style:style>
    <style:style style:name="T2" style:family="text">
      <style:text-properties fo:font-variant="normal" fo:text-transform="none" fo:color="#000000" style:font-name="Times New Roman1" fo:letter-spacing="normal" fo:font-style="normal" fo:font-weight="normal" style:font-weight-asian="normal" style:font-weight-complex="normal"/>
    </style:style>
    <style:style style:name="T3" style:family="text">
      <style:text-properties fo:font-variant="normal" fo:text-transform="none" fo:color="#000000" style:font-name="Times New Roman1" fo:letter-spacing="normal" fo:font-style="normal" fo:font-weight="normal" officeooo:rsid="0008df29" style:font-weight-asian="normal" style:font-weight-complex="normal"/>
    </style:style>
    <style:style style:name="T4" style:family="text">
      <style:text-properties fo:font-variant="normal" fo:text-transform="none" fo:color="#000000" style:font-name="Times New Roman1" fo:font-size="12pt" fo:letter-spacing="normal" fo:font-style="normal" fo:font-weight="normal" officeooo:rsid="000c247d" fo:background-color="#ffffff" style:font-size-asian="12pt" style:font-weight-asian="normal" style:font-size-complex="12pt" style:font-weight-complex="normal"/>
    </style:style>
    <style:style style:name="T5" style:family="text">
      <style:text-properties fo:font-variant="normal" fo:text-transform="none" fo:letter-spacing="normal" fo:font-style="normal"/>
    </style:style>
    <style:style style:name="T6" style:family="text">
      <style:text-properties fo:font-variant="normal" fo:text-transform="none" fo:letter-spacing="normal" fo:font-style="normal" officeooo:rsid="00077b3f"/>
    </style:style>
    <style:style style:name="T7" style:family="text">
      <style:text-properties fo:font-variant="normal" fo:text-transform="none" fo:letter-spacing="normal" fo:font-style="normal" officeooo:rsid="0008df29"/>
    </style:style>
    <style:style style:name="T8" style:family="text">
      <style:text-properties fo:font-variant="normal" fo:text-transform="none" fo:letter-spacing="normal" fo:font-style="normal" officeooo:rsid="000c4b4c"/>
    </style:style>
    <style:style style:name="T9" style:family="text">
      <style:text-properties fo:font-variant="normal" fo:text-transform="none" fo:letter-spacing="normal" fo:font-style="normal" officeooo:rsid="000e4684"/>
    </style:style>
    <style:style style:name="T10" style:family="text">
      <style:text-properties fo:font-variant="normal" fo:text-transform="none" fo:letter-spacing="normal" fo:font-style="normal" officeooo:rsid="00185113"/>
    </style:style>
    <style:style style:name="T11" style:family="text">
      <style:text-properties fo:font-variant="normal" fo:text-transform="none" fo:letter-spacing="normal" fo:font-style="normal" officeooo:rsid="0016dd71"/>
    </style:style>
    <style:style style:name="T12" style:family="text">
      <style:text-properties fo:font-variant="normal" fo:text-transform="none" fo:letter-spacing="normal" fo:font-style="normal" officeooo:rsid="001934d0"/>
    </style:style>
    <style:style style:name="T13" style:family="text">
      <style:text-properties fo:font-variant="normal" fo:text-transform="none" fo:letter-spacing="normal" fo:font-style="normal" officeooo:rsid="001b281d"/>
    </style:style>
    <style:style style:name="T14" style:family="text">
      <style:text-properties fo:font-variant="normal" fo:text-transform="none" fo:letter-spacing="normal" fo:font-style="normal" officeooo:rsid="001cc9cd"/>
    </style:style>
    <style:style style:name="T15" style:family="text">
      <style:text-properties fo:font-variant="normal" fo:text-transform="none" fo:letter-spacing="normal" fo:font-style="italic"/>
    </style:style>
    <style:style style:name="T16" style:family="text">
      <style:text-properties fo:font-variant="normal" fo:text-transform="none" fo:color="#ff3333" fo:letter-spacing="normal" fo:font-style="normal" officeooo:rsid="0016dd71"/>
    </style:style>
    <style:style style:name="T17" style:family="text">
      <style:text-properties fo:font-variant="normal" fo:text-transform="none" fo:color="#ff0000" fo:letter-spacing="normal" fo:font-style="normal" officeooo:rsid="00151eea"/>
    </style:style>
    <style:style style:name="T18" style:family="text">
      <style:text-properties officeooo:rsid="000c4b4c"/>
    </style:style>
    <style:style style:name="T19" style:family="text">
      <style:text-properties officeooo:rsid="0012391a"/>
    </style:style>
    <style:style style:name="T20" style:family="text">
      <style:text-properties fo:color="#000000" style:font-name="Times New Roman1" fo:font-weight="normal" style:font-weight-asian="normal" style:font-weight-complex="normal"/>
    </style:style>
    <style:style style:name="T21" style:family="text">
      <style:text-properties fo:color="#000000" style:font-name="Times New Roman1" fo:font-weight="normal" officeooo:rsid="0008df29" style:font-weight-asian="normal" style:font-weight-complex="normal"/>
    </style:style>
    <style:style style:name="T22" style:family="text">
      <style:text-properties officeooo:rsid="0016dd71"/>
    </style:style>
    <style:style style:name="T23" style:family="text">
      <style:text-properties officeooo:rsid="001851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4"><text:s/></text:span></text:p>
      <text:p text:style-name="P18"><text:span text:style-name="T5">Colt Darien</text:span></text:p>
      <text:p text:style-name="P18"><text:span text:style-name="T5">CO 150 11am</text:span></text:p>
      <text:p text:style-name="P18"><text:span text:style-name="T5">Bruce Shields</text:span></text:p>
      <text:p text:style-name="P19"><text:span text:style-name="T5">Annotated </text:span><text:span text:style-name="T13">B</text:span><text:span text:style-name="T5">ibliog</text:span><text:span text:style-name="T13">r</text:span><text:span text:style-name="T5">aphy</text:span></text:p>
      <text:p text:style-name="P8"><text:span text:style-name="T5">"Environmental constraints and impacts." </text:span><text:span text:style-name="T15">Campion Interactive Publishing</text:span><text:span text:style-name="T5">. 75.8 <text:tab/>(2003): 81. Print. </text:span></text:p>
      <text:p text:style-name="P3"><text:tab/>This short article gives a brief discussion that points out several of the public opinions on different forms of energy. It is in response to another article that is more specifically about my topic, but it is important to get peoples view in the research as well as the facts. The article stresses the impact of energy generations like hydro electric and nuclear <text:span text:style-name="T19">on the environment. This article covers the concerns of the general populace.</text:span></text:p>
      <text:p text:style-name="P17"><text:span text:style-name="T5"><text:tab/>This article is not entirely reliable, and it is not intended to be. It reflects the opinions of an anonymous individual, but I think that it reflects the ideas and notions that a lot of people have about power generatio</text:span><text:span text:style-name="T10">n.</text:span></text:p>
      <text:p text:style-name="P17"><text:span text:style-name="T17"/></text:p>
      <text:p text:style-name="P9"><text:span text:style-name="T6">Furukawa</text:span><text:span text:style-name="T5">, Kazuo;</text:span><text:span text:style-name="T6">Lecocq</text:span><text:span text:style-name="T5">, Alfred; </text:span><text:span text:style-name="T6">Kato, </text:span><text:span text:style-name="T5">Yoshio; </text:span><text:span text:style-name="T6">Mitachi</text:span><text:span text:style-name="T5">, Kohshi <text:s/>(2012)Thorium <text:tab/>Molten-Salt Nuclear Energy Synergetics, Journal of Nuclear Science and <text:tab/>Technology, 27:12, 1157-1178.</text:span><text:span text:style-name="T7">Print.</text:span></text:p>
      <text:p text:style-name="P11"><text:span text:style-name="T7"><text:tab/>T</text:span><text:span text:style-name="T5">his is a highly mathematical article that covers the theory and science behind <text:s/></text:span><text:span text:style-name="T10">n</text:span><text:span text:style-name="T5">uclear power generation. </text:span><text:span text:style-name="T11">This article</text:span><text:span text:style-name="T5"> was first published in 1990 but has since been revised and fixed with the current knowledge of nuclear sciences. This article breifly covers the views that the power companies will have about </text:span><text:soft-page-break/><text:span text:style-name="T5">the nuclear power generation. </text:span><text:span text:style-name="T10">The researchers explain how the initial investment of the power companies will be expensive due to them needing to write new contracts up with the power plants, but that the energy would be much cheaper to generate afterwards.</text:span></text:p>
      <text:p text:style-name="P2"><text:tab/>The article is very scientific and <text:span text:style-name="T23">un biassed. The researchers d</text:span>iscuss every forseen benefit and detriment of the technology of nuclear power (More specifically Molten Salt Thorium reactors). The article was published in a scientific journal as well as a research paper. It is very reliable due to it having been updated recently, and <text:span text:style-name="T22">since</text:span> math stays pretty constant, the age <text:span text:style-name="T22">of the article</text:span> is really not a problem. </text:p>
      <text:p text:style-name="P12"><text:span text:style-name="T16"/></text:p>
      <text:p text:style-name="P1"><text:span text:style-name="T2">L</text:span><text:span text:style-name="T3">andeyro</text:span><text:span text:style-name="T2"> P. A. &amp; G</text:span><text:span text:style-name="T3">uidotti</text:span><text:span text:style-name="T2"> M, (1997) </text:span><text:a xlink:type="simple" xlink:href="http://www.tandfonline.com/doi/abs/10.1080/18811248.1997.9733642"><text:span text:style-name="T1">Accelerator-driven Systems; Their <text:tab/>Application to the Incineration of Long-lived Radioactive Waste</text:span></text:a><text:span text:style-name="T2">. Journal of <text:tab/>Nuclear Science and Technology 34:2, pages 156-166.</text:span><text:span text:style-name="T20"> </text:span><text:span text:style-name="T21">Print</text:span></text:p>
      <text:p text:style-name="P2"><text:tab/>Th<text:span text:style-name="T22">is</text:span> paper discusses in mathematical detail the benefits in both safety and viability of Thorium reactors over traditional reactors. It covers such topics as; actinides, charged Pu, other isotopes and radioactive elements and their respective shortcomings, and the problem of disposing of LLFP's safely. </text:p>
      <text:p text:style-name="P2"><text:tab/>The source is very reliable. There is no reason to doubt anything that is said here because it is highly technical and opinionated. <text:span text:style-name="T23">It also covers the concerns of safety, which is an important factor for the future of energy.</text:span></text:p>
      <text:p text:style-name="P20"/>
      <text:p text:style-name="P9"><text:span text:style-name="T5">Patel, Sonal. "Global Monitor." </text:span><text:span text:style-name="T15">Power</text:span><text:span text:style-name="T5">. 158.2 (2014): 8-19. Print. </text:span></text:p>
      <text:p text:style-name="P13"><text:span text:style-name="T5"><text:tab/></text:span><text:span text:style-name="T8">This covers the governmental policies as well as the ecenomic policies of </text:span><text:soft-page-break/><text:span text:style-name="T8">renewable energy sources. It covers hydro, nuclear, and turbine(and briefly mentions tidal). It breaks things down by country so that we can look more specifically at the concerns here as well as in specific other leading countries in environmentally concerned energy generation. </text:span></text:p>
      <text:p text:style-name="P5"><text:tab/>This article is really unreliable because it is based on laws put into place by less than reliable people. The article is actually quite reliable due to it just discussing the various laws put into place covering energy generation. </text:p>
      <text:p text:style-name="P4"/>
      <text:p text:style-name="P14"><text:span text:style-name="T6">Sch</text:span><text:span text:style-name="T12">n</text:span><text:span text:style-name="T6">e</text:span><text:span text:style-name="T12">id</text:span><text:span text:style-name="T6">er, Mycle;Thomas, Steve;Froggatt Anthony; Koplow, Doug </text:span><text:span text:style-name="T5">"2009 world <text:tab/>nuclear industry </text:span><text:span text:style-name="T6"><text:tab/></text:span><text:span text:style-name="T5">status report." </text:span><text:span text:style-name="T15">Bulletin of the Atomic Scientists</text:span><text:span text:style-name="T5">. 65.6 <text:tab/>(2009): 1-19. Print. </text:span></text:p>
      <text:p text:style-name="P13"><text:span text:style-name="T5"><text:tab/></text:span><text:span text:style-name="T8">This article contains some statistics on energy producers(as a country) and their respective breakdown of energy types. It shows just how much nuclear power really does to help with energy “creation.” </text:span><text:span text:style-name="T12">The article breaks down the differences in each countries usage and production of energy.</text:span></text:p>
      <text:p text:style-name="P4"><text:span text:style-name="T18"><text:tab/>This article is also very trustworthy because it contains only statistics. These statistics are only going to be biassed based on how they are interpreted, not biassed on their own.</text:span></text:p>
      <text:p text:style-name="P4"/>
      <text:p text:style-name="P13"><text:span text:style-name="T5">Stone, John. "Risk Perception Mapping and the Fermi II nuclear power <text:tab/>plant." </text:span><text:span text:style-name="T15">Environmental Science &amp; Policy</text:span><text:span text:style-name="T5">. 4.4-5 (2001): 205-217. Print.</text:span> </text:p>
      <text:p text:style-name="P10"><text:span text:style-name="T8"><text:tab/></text:span><text:span text:style-name="T9">This article discusses the risks that the communities near nuclear power plants face as well as the benefits they receive. It also goes off on an unexpected tangent about how the public really needs to get involved in the environmental </text:span><text:soft-page-break/><text:span text:style-name="T9">management. </text:span></text:p>
      <text:p text:style-name="P7"><text:tab/>The article is mostly reliable because it is stating evidence, and bringing up concerns as well as solutions. It appears that the author is very biased(As seen in the tangent topic) but they seem to back all their claims well enough to prove that they are reasonable. </text:p>
      <text:p text:style-name="P6"/>
      <text:p text:style-name="P10"><text:span text:style-name="T8">Z</text:span><text:span text:style-name="T5">agrzebski, Mark. Telephone Interview. 4 Mar 2014.</text:span> </text:p>
      <text:p text:style-name="P15"><text:tab/><text:span text:style-name="T18">Mark is my step dads brother, as well as a nuclear power plant worker. He is very knowledgeable on the safety hazards of his job, as well as the underlying mathematics of the power plant. He discussed the safety precautions that are taken at the plane at length. He covered the procedures that they follow to keep the health and safety of workers satisfactory, as well as those that keep larger disasters (like the one in Japan) from happening. He described how it would be imposible for a disaster like Japans to occur at the plant he works at. </text:span></text:p>
      <text:p text:style-name="P15"><text:tab/><text:span text:style-name="T18">Mark is fairly reliable because he knows a lot about the topic, but he may be a little biassed due to his connection with the industry. He spoke very scientifically though, so he really did not seem to be trying to sway my decision one way or anoth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Stark</meta:initial-creator>
    <meta:creation-date>2014-03-06T22:59:22.823000000</meta:creation-date>
    <dc:date>2014-03-13T21:45:59.019931876</dc:date>
    <meta:editing-duration>PT2H22M29S</meta:editing-duration>
    <meta:editing-cycles>19</meta:editing-cycles>
    <meta:generator>LibreOffice/4.1.5.3$Linux_X86_64 LibreOffice_project/410m0$Build-3</meta:generator>
    <meta:document-statistic meta:table-count="0" meta:image-count="0" meta:object-count="0" meta:page-count="4" meta:paragraph-count="26" meta:word-count="888" meta:character-count="5535" meta:non-whitespace-character-count="4634"/>
  </office:meta>
</office:document-meta>
</file>